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b07f" officeooo:paragraph-rsid="0006b07f"/>
    </style:style>
    <style:style style:name="P2" style:family="paragraph" style:parent-style-name="Standard">
      <style:text-properties officeooo:rsid="000a96ac" officeooo:paragraph-rsid="000a96ac"/>
    </style:style>
    <style:style style:name="P3" style:family="paragraph" style:parent-style-name="Standard">
      <style:text-properties officeooo:rsid="000bfc54" officeooo:paragraph-rsid="000bfc54"/>
    </style:style>
    <style:style style:name="P4" style:family="paragraph" style:parent-style-name="Standard">
      <style:paragraph-properties fo:text-align="justify" style:justify-single-word="false"/>
      <style:text-properties officeooo:rsid="000bfc54" officeooo:paragraph-rsid="000bfc54"/>
    </style:style>
    <style:style style:name="P5" style:family="paragraph" style:parent-style-name="Standard">
      <style:text-properties officeooo:rsid="000e344a" officeooo:paragraph-rsid="000e344a"/>
    </style:style>
    <style:style style:name="P6" style:family="paragraph" style:parent-style-name="Standard" style:list-style-name="L1">
      <style:text-properties officeooo:rsid="000e344a" officeooo:paragraph-rsid="000e344a"/>
    </style:style>
    <style:style style:name="P7" style:family="paragraph" style:parent-style-name="Standard">
      <style:text-properties officeooo:rsid="000ecfa7" officeooo:paragraph-rsid="000ecfa7"/>
    </style:style>
    <style:style style:name="P8" style:family="paragraph" style:parent-style-name="Standard">
      <style:paragraph-properties fo:text-align="justify" style:justify-single-word="false"/>
      <style:text-properties officeooo:rsid="0010729f" officeooo:paragraph-rsid="0010729f"/>
    </style:style>
    <style:style style:name="P9" style:family="paragraph" style:parent-style-name="Standard">
      <style:text-properties officeooo:rsid="001117e9" officeooo:paragraph-rsid="001117e9"/>
    </style:style>
    <style:style style:name="P10" style:family="paragraph" style:parent-style-name="Standard">
      <style:text-properties officeooo:rsid="00125502" officeooo:paragraph-rsid="00125502"/>
    </style:style>
    <style:style style:name="P11" style:family="paragraph" style:parent-style-name="Standard">
      <style:text-properties officeooo:rsid="0017e9aa" officeooo:paragraph-rsid="0017e9aa"/>
    </style:style>
    <style:style style:name="P12" style:family="paragraph" style:parent-style-name="Text_20_body" style:list-style-name="L2">
      <style:text-properties officeooo:paragraph-rsid="0019318f"/>
    </style:style>
    <style:style style:name="P13" style:family="paragraph" style:parent-style-name="Text_20_body">
      <style:text-properties officeooo:rsid="001b0876" officeooo:paragraph-rsid="0025d23f"/>
    </style:style>
    <style:style style:name="P14" style:family="paragraph" style:parent-style-name="Text_20_body">
      <style:text-properties officeooo:rsid="001d13f7" officeooo:paragraph-rsid="001d13f7"/>
    </style:style>
    <style:style style:name="P15" style:family="paragraph" style:parent-style-name="Text_20_body" style:list-style-name="L2">
      <style:text-properties officeooo:rsid="001d13f7" officeooo:paragraph-rsid="001d13f7"/>
    </style:style>
    <style:style style:name="P16" style:family="paragraph" style:parent-style-name="Text_20_body">
      <style:text-properties officeooo:rsid="002352fc" officeooo:paragraph-rsid="002352fc"/>
    </style:style>
    <style:style style:name="P17" style:family="paragraph" style:parent-style-name="Text_20_body" style:list-style-name="L3">
      <style:text-properties officeooo:rsid="0025d23f" officeooo:paragraph-rsid="0025d23f"/>
    </style:style>
    <style:style style:name="P18" style:family="paragraph" style:parent-style-name="Text_20_body" style:list-style-name="L2">
      <style:text-properties officeooo:rsid="0025d23f" officeooo:paragraph-rsid="0025d23f"/>
    </style:style>
    <style:style style:name="P19" style:family="paragraph" style:parent-style-name="Text_20_body">
      <style:text-properties officeooo:rsid="0025d23f" officeooo:paragraph-rsid="0025d23f"/>
    </style:style>
    <style:style style:name="P20" style:family="paragraph" style:parent-style-name="Header">
      <style:paragraph-properties fo:text-align="center" style:justify-single-word="false"/>
      <style:text-properties fo:color="#999999" officeooo:rsid="00078e82" officeooo:paragraph-rsid="00078e82"/>
    </style:style>
    <style:style style:name="P21" style:family="paragraph" style:parent-style-name="Heading_20_3">
      <style:text-properties officeooo:paragraph-rsid="0019318f"/>
    </style:style>
    <style:style style:name="T1" style:family="text">
      <style:text-properties officeooo:rsid="0008c0b1"/>
    </style:style>
    <style:style style:name="T2" style:family="text">
      <style:text-properties officeooo:rsid="000ecfa7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2352fc"/>
    </style:style>
    <style:style style:name="T5" style:family="text">
      <style:text-properties officeooo:rsid="0014fe22"/>
    </style:style>
    <style:style style:name="T6" style:family="text">
      <style:text-properties officeooo:rsid="001d13f7"/>
    </style:style>
    <style:style style:name="T7" style:family="text">
      <style:text-properties officeooo:rsid="001ebf9b"/>
    </style:style>
    <style:style style:name="T8" style:family="text">
      <style:text-properties officeooo:rsid="001f26f8"/>
    </style:style>
    <style:style style:name="T9" style:family="text">
      <style:text-properties officeooo:rsid="001ff921"/>
    </style:style>
    <style:style style:name="T10" style:family="text">
      <style:text-properties officeooo:rsid="002352fc"/>
    </style:style>
    <style:style style:name="T11" style:family="text">
      <style:text-properties officeooo:rsid="0025d2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Zombie Treat</text:p>
      <text:p text:style-name="P2"/>
      <text:h text:style-name="Heading_20_2" text:outline-level="2">Summary:</text:h>
      <text:p text:style-name="P4">A simple infinite 2D action avoider/collector game <text:span text:style-name="T9">for mobile phones {android}</text:span>. Player has to collect candies until he dies. </text:p>
      <text:p text:style-name="P3"/>
      <text:h text:style-name="Heading_20_2" text:outline-level="2">Gameplay rules:</text:h>
      <text:h text:style-name="Heading_20_3" text:outline-level="3">Summary:</text:h>
      <text:p text:style-name="P8"><text:span text:style-name="T5">Main character will reside near the bottom of the screen {mind the ad space} and can only be moved horizontally when player drags his finger across the screen. </text:span>Candies will fall <text:span text:style-name="T5">from the top. Player has to catch them all.</text:span></text:p>
      <text:h text:style-name="Heading_20_3" text:outline-level="3">Game over conditions:</text:h>
      <text:p text:style-name="P11">Even if a single candy is missed {falls on the ground}, player dies and the game is over!</text:p>
      <text:h text:style-name="P21" text:outline-level="3">Scoring:</text:h>
      <text:p text:style-name="P14"><text:span text:style-name="T7">C</text:span>andy worth in each level difficulty:</text:p>
      <text:list xml:id="list4230462294914183733" text:style-name="L2">
        <text:list-item>
          <text:p text:style-name="P12"><text:span text:style-name="T6">Very Easy: 1 point, 1 coin.</text:span></text:p>
        </text:list-item>
        <text:list-item>
          <text:p text:style-name="P15">Easy: 2 points, <text:span text:style-name="T8">2</text:span> coin.</text:p>
        </text:list-item>
        <text:list-item>
          <text:p text:style-name="P15">Medium: 3 points, <text:span text:style-name="T8">3</text:span> coins.</text:p>
        </text:list-item>
        <text:list-item>
          <text:p text:style-name="P15">Hard: 4 points, <text:span text:style-name="T8">4</text:span> coins.</text:p>
        </text:list-item>
        <text:list-item>
          <text:p text:style-name="P18">Very Hard: 5 points, 5 coins</text:p>
        </text:list-item>
        <text:list-item>
          <text:p text:style-name="P15">Insane: <text:span text:style-name="T11">7</text:span> points, <text:span text:style-name="T11">7</text:span> coins.</text:p>
        </text:list-item>
      </text:list>
      <text:h text:style-name="P21" text:outline-level="3">Difficulty progression:</text:h>
      <text:p text:style-name="P13">Initially the candies will fall in low numbers and at a low speed. As game <text:span text:style-name="T10">gradually </text:span>progresses, <text:s/><text:span text:style-name="T10">the number of falling candies will get bigger and their falling speed will get faster. There will be 6 difficulty modes: </text:span><text:span text:style-name="T4">Very easy</text:span><text:span text:style-name="T10">, </text:span><text:span text:style-name="T4">Easy</text:span><text:span text:style-name="T10">, </text:span><text:span text:style-name="T4">Medium</text:span><text:span text:style-name="T10">, </text:span><text:span text:style-name="T4">Hard</text:span><text:span text:style-name="T10">, </text:span><text:span text:style-name="T4">Very hard</text:span><text:span text:style-name="T10">, </text:span><text:span text:style-name="T4">Insane</text:span><text:span text:style-name="T10">.</text:span></text:p>
      <text:p text:style-name="P19"/>
      <text:h text:style-name="Heading_20_3" text:outline-level="3">Level progression:</text:h>
      <text:p text:style-name="P16"/>
      <text:h text:style-name="Heading_20_3" text:outline-level="3"><text:soft-page-break/></text:h>
      <text:h text:style-name="Heading_20_3" text:outline-level="3">Power-ups:</text:h>
      <text:p text:style-name="P10"/>
      <text:h text:style-name="Heading_20_2" text:outline-level="2">Monetization model:</text:h>
      <text:list xml:id="list971628178919829479" text:style-name="L1">
        <text:list-item>
          <text:p text:style-name="P6">Ad based</text:p>
        </text:list-item>
        <text:list-item>
          <text:p text:style-name="P6">I<text:span text:style-name="T2">n-App purchases</text:span></text:p>
        </text:list-item>
      </text:list>
      <text:p text:style-name="P5"/>
      <text:p text:style-name="P9">Socialize:</text:p>
      <text:p text:style-name="P9"/>
      <text:p text:style-name="P5"/>
      <text:p text:style-name="P2"/>
      <text:h text:style-name="Heading_20_2" text:outline-level="2">Target audience: </text:h>
      <text:p text:style-name="P7">Almost all {it is a simple casual game}</text:p>
      <text:h text:style-name="Heading_20_2" text:outline-level="2">Target platform Specs:</text:h>
      <text:p text:style-name="P3"><text:span text:style-name="T3">Target platform:</text:span> OnlyAndroid {for now}</text:p>
      <text:p text:style-name="P3"><text:span text:style-name="T3">Target resolutions:</text:span> Many many</text:p>
      <text:p text:style-name="P3"><text:span text:style-name="T3">Design resolution:</text:span> 640x1136 {for now just use iPhone 5 as a standard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999999" officeooo:rsid="00078e82" officeooo:paragraph-rsid="00078e82"/>
    </style:style>
    <style:style style:name="MT1" style:family="text">
      <style:text-properties officeooo:rsid="0008c0b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Game </text:span>Design <text:span text:style-name="MT1">D</text:span>ocume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20:04:46.107272000</meta:creation-date>
    <dc:date>2014-12-12T06:32:13.104988000</dc:date>
    <meta:editing-duration>PT7H27M5S</meta:editing-duration>
    <meta:editing-cycles>29</meta:editing-cycles>
    <meta:generator>LibreOffice/4.3.4.1$MacOSX_X86_64 LibreOffice_project/bc356b2f991740509f321d70e4512a6a54c5f243</meta:generator>
    <meta:document-statistic meta:table-count="0" meta:image-count="0" meta:object-count="0" meta:page-count="2" meta:paragraph-count="31" meta:word-count="228" meta:character-count="1312" meta:non-whitespace-character-count="1120"/>
  </office:meta>
</office:document-meta>
</file>